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</office:automatic-styles>
  <office:body>
    <office:text>
      <text:p text:style-name="P1"/>
      <text:p text:style-name="P2"><text:span text:style-name="T2_1">1446<text:s/></text:span><text:span text:style-name="T2_2">Saturday</text:span><text:span text:style-name="T2_3"><text:s/>-<text:s/></text:span><text:span text:style-name="T2_4">Docx</text:span><text:span text:style-name="T2_5"><text:s/></text:span><text:span text:style-name="T2_6">uploaded</text:span><text:span text:style-name="T2_7"><text:s/>-<text:s/></text:span><text:span text:style-name="T2_8">Heiman</text:span></text:p>
      <text:p text:style-name="P3"><text:span text:style-name="T3_1">1526<text:s/></text:span><text:span text:style-name="T3_2">Saturday</text:span><text:span text:style-name="T3_3"><text:s/>-<text:s/></text:span><text:span text:style-name="T3_4">Changelog</text:span><text:span text:style-name="T3_5"><text:s/></text:span><text:span text:style-name="T3_6">created</text:span><text:span text:style-name="T3_7"><text:s/>-<text:s/></text:span><text:span text:style-name="T3_8">Jones</text:span></text:p>
      <text:p text:style-name="P4"><text:span text:style-name="T4_1">1526<text:s/></text:span><text:span text:style-name="T4_2">Saturday</text:span><text:span text:style-name="T4_3"><text:s/>-<text:s/></text:span><text:span text:style-name="T4_4">Document</text:span><text:span text:style-name="T4_5"><text:s/></text:span><text:span text:style-name="T4_6">converted</text:span><text:span text:style-name="T4_7"><text:s/></text:span><text:span text:style-name="T4_8">to</text:span><text:span text:style-name="T4_9"><text:s/></text:span><text:span text:style-name="T4_10">gdoc</text:span><text:span text:style-name="T4_11"><text:s/>-<text:s/></text:span><text:span text:style-name="T4_12">Jones</text:span></text:p>
      <text:p text:style-name="P5"><text:span text:style-name="T5_1">0719<text:s/></text:span><text:span text:style-name="T5_2">Sunday</text:span><text:span text:style-name="T5_3"><text:s/>-<text:s/></text:span><text:span text:style-name="T5_4">Modulo</text:span><text:span text:style-name="T5_5"><text:s/></text:span><text:span text:style-name="T5_6">Example</text:span><text:span text:style-name="T5_7"><text:s/></text:span><text:span text:style-name="T5_8">Added</text:span><text:span text:style-name="T5_9"><text:s/>-<text:s/></text:span><text:span text:style-name="T5_10">Jones</text:span></text:p>
      <text:p text:style-name="P6"><text:span text:style-name="T6_1">0917<text:s/></text:span><text:span text:style-name="T6_2">Sunday</text:span><text:span text:style-name="T6_3"><text:s/>-<text:s/></text:span><text:span text:style-name="T6_4">Review</text:span><text:span text:style-name="T6_5"><text:s/></text:span><text:span text:style-name="T6_6">and</text:span><text:span text:style-name="T6_7"><text:s/></text:span><text:span text:style-name="T6_8">Homework</text:span><text:span text:style-name="T6_9"><text:s/></text:span><text:span text:style-name="T6_10">Questions</text:span><text:span text:style-name="T6_11"><text:s/>-<text:s/></text:span><text:span text:style-name="T6_12">Wilson</text:span></text:p>
      <text:p text:style-name="P7"><text:span text:style-name="T7_1">1157<text:s/></text:span><text:span text:style-name="T7_2">Sunday</text:span><text:span text:style-name="T7_3"><text:s/>-<text:s/></text:span><text:span text:style-name="T7_4">M</text:span><text:span text:style-name="T7_5"><text:s/></text:span><text:span text:style-name="T7_6">Rioux</text:span><text:span text:style-name="T7_7"><text:s/></text:span><text:span text:style-name="T7_8">added</text:span><text:span text:style-name="T7_9"><text:s/></text:span><text:span text:style-name="T7_10">reference</text:span></text:p>
      <text:p text:style-name="P8"><text:span text:style-name="T8_1">1310<text:s/></text:span><text:span text:style-name="T8_2">Sunday</text:span><text:span text:style-name="T8_3"><text:s/>-<text:s/></text:span><text:span text:style-name="T8_4">A</text:span><text:span text:style-name="T8_5"><text:s/></text:span><text:span text:style-name="T8_6">LeFebvre</text:span><text:span text:style-name="T8_7"><text:s/></text:span><text:span text:style-name="T8_8">proof</text:span><text:span text:style-name="T8_9">/</text:span><text:span text:style-name="T8_10">edi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